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d696" officeooo:paragraph-rsid="0012d696"/>
    </style:style>
    <style:style style:name="P2" style:family="paragraph" style:parent-style-name="Table_20_Contents">
      <style:text-properties officeooo:rsid="0012d696" officeooo:paragraph-rsid="0012d6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Vokabeln</text:p>
      <text:p text:style-name="Standard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Befehle</text:p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P2">Cd</text:p>
          </table:table-cell>
          <table:table-cell table:style-name="Tabelle2.B1" office:value-type="string">
            <text:p text:style-name="P2">Wechsel des Arbeitesverzeichniss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22:08.201565414</meta:creation-date>
    <dc:date>2018-02-01T14:24:47.916444049</dc:date>
    <meta:editing-duration>PT2M40S</meta:editing-duration>
    <meta:editing-cycles>1</meta:editing-cycles>
    <meta:document-statistic meta:table-count="2" meta:image-count="0" meta:object-count="0" meta:page-count="1" meta:paragraph-count="4" meta:word-count="6" meta:character-count="49" meta:non-whitespace-character-count="47"/>
    <meta:generator>LibreOffice/5.1.6.2$Linux_X86_64 LibreOffice_project/10m0$Build-2</meta:generator>
  </office:meta>
</office:document-meta>
</file>